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646464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646464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10.00pt" fo:font-weight="normal" fo:font-family="Consolas" style:font-family-asian="Consolas" style:font-family-complex="Consolas" fo:background-color="transparent" fo:color="#0000c0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69" style:family="text">
      <style:text-properties fo:font-size="10.00pt" fo:font-weight="bold" fo:font-family="Consolas" style:font-family-asian="Consolas" style:font-family-complex="Consolas" fo:background-color="#e8f2fe" fo:color="#7f0055"/>
    </style:style>
    <style:style style:name="T170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71" style:family="text">
      <style:text-properties fo:font-size="10.00pt" fo:font-weight="bold" fo:font-family="Consolas" style:font-family-asian="Consolas" style:font-family-complex="Consolas" fo:background-color="#e8f2fe" fo:color="#7f0055"/>
    </style:style>
    <style:style style:name="T172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73" style:family="text">
      <style:text-properties fo:font-size="10.00pt" fo:font-weight="normal" fo:font-family="Consolas" style:font-family-asian="Consolas" style:font-family-complex="Consolas" fo:background-color="#e8f2fe" fo:color="#0000c0"/>
    </style:style>
    <style:style style:name="T174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M 82912 / Felipe Lima Alcântara</text:span><text:span text:style-name="T2"/></text:p>
      <text:p text:style-name="P1"><text:span text:style-name="T2"/></text:p>
      <text:p text:style-name="P2"><text:span text:style-name="T3">1º TESTE: </text:span></text:p>
      <text:p text:style-name="P2"><text:span text:style-name="T4"><text:tab/></text:span><text:span text:style-name="T5">@Test</text:span><text:span text:style-name="T6"/></text:p>
      <text:p text:style-name="P2"><text:span text:style-name="T7"><text:tab/></text:span><text:span text:style-name="T8">void</text:span><text:span text:style-name="T9"><text:s/>calculaPena() {</text:span><text:span text:style-name="T10"/></text:p>
      <text:p text:style-name="P2"><text:span text:style-name="T11"><text:tab/><text:tab/>JulgamentoPrisioneiro<text:s/></text:span><text:span text:style-name="T12">julgamento</text:span><text:span text:style-name="T13"><text:s/>=<text:s/></text:span><text:span text:style-name="T14">new</text:span><text:span text:style-name="T15"><text:s/></text:span><text:span text:style-name="T16"><text:tab/></text:span><text:span text:style-name="T17">JulgamentoPrisioneiro();</text:span><text:span text:style-name="T18"/></text:p>
      <text:p text:style-name="P2"><text:span text:style-name="T19"><text:tab/><text:tab/></text:span><text:span text:style-name="T20">int</text:span><text:span text:style-name="T21"><text:s/></text:span><text:span text:style-name="T22">condenacao<text:s/></text:span><text:span text:style-name="T23">=<text:s/></text:span><text:span text:style-name="T24">julgamento</text:span><text:span text:style-name="T25">.</text:span><text:span text:style-name="T26">calculaPena</text:span><text:span text:style-name="T27">(</text:span><text:span text:style-name="T28">"inocente"</text:span><text:span text:style-name="T29">,<text:s/></text:span><text:span text:style-name="T30">"inocente"</text:span><text:span text:style-name="T31">);</text:span><text:span text:style-name="T32"/></text:p>
      <text:p text:style-name="P2"><text:span text:style-name="T32"/></text:p>
      <text:p text:style-name="P2"><text:span text:style-name="T33"><text:tab/><text:tab/></text:span><text:span text:style-name="T34">assertEquals</text:span><text:span text:style-name="T35">(0,<text:s/></text:span><text:span text:style-name="T36">condenacao<text:s/></text:span><text:span text:style-name="T37">);</text:span><text:span text:style-name="T38"/></text:p>
      <text:p text:style-name="P2"><text:span text:style-name="T39"><text:tab/>}</text:span></text:p>
      <text:p text:style-name="P2"><text:span text:style-name="T39"/></text:p>
      <text:p text:style-name="P2"><text:span text:style-name="T40">Resultado:</text:span></text:p>
      <text:p text:style-name="P2"><text:span text:style-name="T41">"</text:span><text:span text:style-name="T42">The method calculaPena(Resposta, Resposta) from the type JulgamentoPrisioneiro refers to the missing type Resposta</text:span><text:span text:style-name="T43">"</text:span></text:p>
      <text:p text:style-name="P2"><text:span text:style-name="T43"/></text:p>
      <text:p text:style-name="P2"><text:span text:style-name="T43">Não existe o import da classe Resposta na classe<text:s/></text:span><text:span text:style-name="T44">JulgamentoPrisioneiro </text:span></text:p>
      <text:p text:style-name="P2"><text:span text:style-name="T44"/></text:p>
      <text:p text:style-name="P2"><text:span text:style-name="T45">Correção:</text:span></text:p>
      <text:p text:style-name="P2"><text:span text:style-name="T45">Alterar os parâmetros do método calculaPena para String.</text:span></text:p>
      <text:p text:style-name="P2"><text:span text:style-name="T45">E modificar a variável DELACAO para String pura.</text:span></text:p>
      <text:p text:style-name="P2"><text:span text:style-name="T45"/></text:p>
      <text:p text:style-name="P2"><text:span text:style-name="T45">2º TESTE:</text:span></text:p>
      <text:p text:style-name="P2"><text:span text:style-name="T46">class</text:span><text:span text:style-name="T47"><text:s/>JulgamentoPrisioneiroTest {</text:span><text:span text:style-name="T48"/></text:p>
      <text:p text:style-name="P2"><text:span text:style-name="T48"/></text:p>
      <text:p text:style-name="P2"><text:span text:style-name="T49"><text:tab/></text:span><text:span text:style-name="T50">@Test</text:span><text:span text:style-name="T51"/></text:p>
      <text:p text:style-name="P2"><text:span text:style-name="T52"><text:tab/></text:span><text:span text:style-name="T53">void</text:span><text:span text:style-name="T54"><text:s/>calculaPena() {</text:span><text:span text:style-name="T55"/></text:p>
      <text:p text:style-name="P2"><text:span text:style-name="T56"><text:tab/><text:tab/>JulgamentoPrisioneiro<text:s/></text:span><text:span text:style-name="T57">julgamento</text:span><text:span text:style-name="T58"><text:s/>=<text:s/></text:span><text:span text:style-name="T59">new</text:span><text:span text:style-name="T60"><text:s/>JulgamentoPrisioneiro();</text:span><text:span text:style-name="T61"/></text:p>
      <text:p text:style-name="P2"><text:span text:style-name="T62"><text:tab/><text:tab/></text:span><text:span text:style-name="T63">int</text:span><text:span text:style-name="T64"><text:s/></text:span><text:span text:style-name="T65">condenacao</text:span><text:span text:style-name="T66"><text:s/>=<text:s/></text:span><text:span text:style-name="T67">julgamento</text:span><text:span text:style-name="T68">.calculaPena(</text:span><text:span text:style-name="T69">"inocente"</text:span><text:span text:style-name="T70">,<text:s/></text:span><text:span text:style-name="T71">"inocente"</text:span><text:span text:style-name="T72">);</text:span><text:span text:style-name="T73"/></text:p>
      <text:p text:style-name="P2"><text:span text:style-name="T73"/></text:p>
      <text:p text:style-name="P2"><text:span text:style-name="T74"><text:tab/><text:tab/></text:span><text:span text:style-name="T75">assertEquals</text:span><text:span text:style-name="T76">(0,<text:s/></text:span><text:span text:style-name="T77">condenacao</text:span><text:span text:style-name="T78">);</text:span><text:span text:style-name="T79"/></text:p>
      <text:p text:style-name="P2"><text:span text:style-name="T80"><text:tab/>}</text:span><text:span text:style-name="T81"/></text:p>
      <text:p text:style-name="P2"><text:span text:style-name="T81"/></text:p>
      <text:p text:style-name="P2"><text:span text:style-name="T82">}</text:span><text:span text:style-name="T83"/></text:p>
      <text:p text:style-name="P2"><text:span text:style-name="T83"/></text:p>
      <text:p text:style-name="P2"><text:span text:style-name="T83">Resultado: </text:span></text:p>
      <text:p text:style-name="P2"><text:span text:style-name="T83">"</text:span><text:span text:style-name="T84">org.opentest4j.AssertionFailedError: expected: &lt;0&gt; but was: &lt;11&gt;</text:span><text:span text:style-name="T85">"</text:span></text:p>
      <text:p text:style-name="P2"><text:span text:style-name="T85">O retorno do método não foi o esperado.</text:span></text:p>
      <text:p text:style-name="P2"><text:span text:style-name="T86"/></text:p>
      <text:p text:style-name="P2"><text:span text:style-name="T87">Correção:</text:span></text:p>
      <text:p text:style-name="P2"><text:span text:style-name="T87">Ajustar a lógica do método</text:span><text:span text:style-name="T88"/></text:p>
      <text:p text:style-name="P2"><text:span text:style-name="T89"/></text:p>
      <text:p text:style-name="P2"><text:span text:style-name="T90"><text:tab/></text:span><text:span text:style-name="T91">public</text:span><text:span text:style-name="T92"><text:s/></text:span><text:span text:style-name="T93">int</text:span><text:span text:style-name="T94"><text:s/>calculaPena(String<text:s/></text:span><text:span text:style-name="T95">respostaPrisioneiroA</text:span><text:span text:style-name="T96">, String<text:s/></text:span><text:span text:style-name="T97">respostaPrisioneiroB</text:span><text:span text:style-name="T98">) {</text:span><text:span text:style-name="T99"/></text:p>
      <text:p text:style-name="P2"><text:span text:style-name="T100"><text:tab/><text:tab/></text:span><text:span text:style-name="T101">if</text:span><text:span text:style-name="T102"><text:s/>(</text:span><text:span text:style-name="T103">respostaPrisioneiroA</text:span><text:span text:style-name="T104"><text:s/>==<text:s/></text:span><text:span text:style-name="T105">"culpado"</text:span><text:span text:style-name="T106">) {</text:span><text:span text:style-name="T107"/></text:p>
      <text:p text:style-name="P2"><text:span text:style-name="T108"><text:tab/><text:tab/><text:tab/></text:span><text:span text:style-name="T109">if</text:span><text:span text:style-name="T110"><text:s/>(</text:span><text:span text:style-name="T111">respostaPrisioneiroB</text:span><text:span text:style-name="T112"><text:s/>==<text:s/></text:span><text:span text:style-name="T113">"culpado"</text:span><text:span text:style-name="T114">) {</text:span><text:span text:style-name="T115"/></text:p>
      <text:p text:style-name="P2"><text:span text:style-name="T116"><text:tab/><text:tab/><text:tab/><text:tab/></text:span><text:span text:style-name="T117">return</text:span><text:span text:style-name="T118"><text:s/></text:span><text:span text:style-name="T119">PENA_CONDENACAO_MUTUA</text:span><text:span text:style-name="T120">;</text:span><text:span text:style-name="T121"/></text:p>
      <text:p text:style-name="P2"><text:span text:style-name="T122"><text:tab/><text:tab/><text:tab/>}<text:s/></text:span><text:span text:style-name="T123">else</text:span><text:span text:style-name="T124"><text:s/>{</text:span><text:span text:style-name="T125"/></text:p>
      <text:p text:style-name="P2"><text:span text:style-name="T126"><text:tab/><text:tab/><text:tab/><text:tab/></text:span><text:span text:style-name="T127">return</text:span><text:span text:style-name="T128"><text:s/></text:span><text:span text:style-name="T129">PENA_CONDENACAO_INDIVIDUAL</text:span><text:span text:style-name="T130">;</text:span><text:span text:style-name="T131"/></text:p>
      <text:p text:style-name="P2"><text:span text:style-name="T132"><text:tab/><text:tab/><text:tab/>}</text:span><text:span text:style-name="T133"/></text:p>
      <text:p text:style-name="P2"><text:span text:style-name="T134"><text:tab/><text:tab/>}<text:s/></text:span><text:span text:style-name="T135">else</text:span><text:span text:style-name="T136"><text:s/>{</text:span><text:span text:style-name="T137"/></text:p>
      <text:p text:style-name="P2"><text:span text:style-name="T138"><text:tab/><text:tab/><text:tab/></text:span><text:span text:style-name="T139">if</text:span><text:span text:style-name="T140"><text:s/>(</text:span><text:span text:style-name="T141">respostaPrisioneiroB</text:span><text:span text:style-name="T142"><text:s/>==<text:s/></text:span><text:span text:style-name="T143">"culpado"</text:span><text:span text:style-name="T144">) {</text:span><text:span text:style-name="T145"/></text:p>
      <text:p text:style-name="P2"><text:span text:style-name="T146"><text:tab/><text:tab/><text:tab/><text:tab/></text:span><text:span text:style-name="T147">return</text:span><text:span text:style-name="T148"><text:s/></text:span><text:span text:style-name="T149">PENA_CONDENACAO_CUMPLICES</text:span><text:span text:style-name="T150">;</text:span><text:span text:style-name="T151"/></text:p>
      <text:p text:style-name="P2"><text:span text:style-name="T152"><text:tab/><text:tab/><text:tab/>}<text:s/></text:span><text:span text:style-name="T153">else</text:span><text:span text:style-name="T154"><text:s/>{</text:span><text:span text:style-name="T155"/></text:p>
      <text:p text:style-name="P2"><text:span text:style-name="T156"><text:tab/><text:tab/><text:tab/><text:tab/></text:span><text:span text:style-name="T157">return</text:span><text:span text:style-name="T158"><text:s/></text:span><text:span text:style-name="T159">PENA_INOCENCIA</text:span><text:span text:style-name="T160">;</text:span><text:span text:style-name="T161"/></text:p>
      <text:p text:style-name="P2"><text:span text:style-name="T162"><text:tab/><text:tab/><text:tab/>}</text:span><text:span text:style-name="T163"/></text:p>
      <text:p text:style-name="P2"><text:span text:style-name="T164"><text:tab/><text:tab/>}</text:span><text:span text:style-name="T165"/></text:p>
      <text:p text:style-name="P2"><text:span text:style-name="T166"><text:tab/>}</text:span></text:p>
      <text:p text:style-name="P2"><text:span text:style-name="T166"/></text:p>
      <text:p text:style-name="P2"><text:span text:style-name="T167">e alterar a variável de PENA_INOCENCIA para 0.</text:span></text:p>
      <text:p text:style-name="P2"><text:span text:style-name="T167"/></text:p>
      <text:p text:style-name="P2"><text:span text:style-name="T168"><text:tab/></text:span><text:span text:style-name="T169">private</text:span><text:span text:style-name="T170"><text:s/></text:span><text:span text:style-name="T171">int</text:span><text:span text:style-name="T172"><text:s/></text:span><text:span text:style-name="T173">PENA_INOCENCIA</text:span><text:span text:style-name="T174"><text:s/>= 0;</text:span><text:span text:style-name="T1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